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91ca" officeooo:paragraph-rsid="000191ca"/>
    </style:style>
    <style:style style:name="T1" style:family="text">
      <style:text-properties officeooo:rsid="000388c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86021166" text:style-name="L1">
        <text:list-item>
          <text:p text:style-name="P1">Executar o programa que gera a população “<text:span text:style-name="T1">n_to_n_</text:span>population_generator.py”</text:p>
        </text:list-item>
        <text:list-item>
          <text:p text:style-name="P1">Executa com várias configurações diferentes (horários, locais)</text:p>
        </text:list-item>
        <text:list-item>
          <text:p text:style-name="P1">Roda os arquivos de população no MATSim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9:30:25.948628981</meta:creation-date>
    <dc:date>2022-12-20T19:14:14.321223280</dc:date>
    <meta:editing-duration>PT4H3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6" meta:character-count="182" meta:non-whitespace-character-count="163"/>
  </office:meta>
</office:document-meta>
</file>